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4*"/>
    </style:style>
    <style:style style:name="Tableau2.1" style:family="table-row">
      <style:table-row-properties style:min-row-height="9.4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d857" officeooo:paragraph-rsid="0002d857"/>
    </style:style>
    <style:style style:name="P2" style:family="paragraph" style:parent-style-name="Standard">
      <style:paragraph-properties fo:text-align="center" style:justify-single-word="false"/>
      <style:text-properties officeooo:rsid="0002d857" officeooo:paragraph-rsid="0002d857"/>
    </style:style>
    <style:style style:name="P3" style:family="paragraph" style:parent-style-name="Standard">
      <style:paragraph-properties fo:text-align="start" style:justify-single-word="false"/>
      <style:text-properties officeooo:rsid="0002d857" officeooo:paragraph-rsid="0002d857"/>
    </style:style>
    <style:style style:name="P4" style:family="paragraph" style:parent-style-name="Standard">
      <style:text-properties officeooo:rsid="0002d857" officeooo:paragraph-rsid="00062165"/>
    </style:style>
    <style:style style:name="P5" style:family="paragraph" style:parent-style-name="Standard">
      <style:text-properties officeooo:rsid="0002d857" officeooo:paragraph-rsid="0009da9d"/>
    </style:style>
    <style:style style:name="P6" style:family="paragraph" style:parent-style-name="Standard">
      <style:text-properties fo:font-weight="bold" officeooo:rsid="000accec" officeooo:paragraph-rsid="000accec" style:font-weight-asian="bold" style:font-weight-complex="bold"/>
    </style:style>
    <style:style style:name="P7" style:family="paragraph" style:parent-style-name="Standard">
      <style:text-properties fo:font-weight="bold" officeooo:rsid="00132469" officeooo:paragraph-rsid="00132469" style:font-weight-asian="bold" style:font-weight-complex="bold"/>
    </style:style>
    <style:style style:name="P8" style:family="paragraph" style:parent-style-name="Standard">
      <style:text-properties officeooo:rsid="00035e32" officeooo:paragraph-rsid="0002d857"/>
    </style:style>
    <style:style style:name="P9" style:family="paragraph" style:parent-style-name="Standard">
      <style:text-properties officeooo:rsid="00035e32" officeooo:paragraph-rsid="00035e32"/>
    </style:style>
    <style:style style:name="P10" style:family="paragraph" style:parent-style-name="Standard">
      <style:text-properties officeooo:rsid="00062165" officeooo:paragraph-rsid="00062165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2d857" officeooo:paragraph-rsid="0009da9d" style:font-weight-asian="normal" style:font-weight-complex="normal"/>
    </style:style>
    <style:style style:name="P12" style:family="paragraph" style:parent-style-name="Standard">
      <style:text-properties officeooo:rsid="000accec" officeooo:paragraph-rsid="000accec"/>
    </style:style>
    <style:style style:name="P13" style:family="paragraph" style:parent-style-name="Standard">
      <style:text-properties officeooo:rsid="00132469" officeooo:paragraph-rsid="00132469"/>
    </style:style>
    <style:style style:name="P14" style:family="paragraph" style:parent-style-name="Standard">
      <style:text-properties officeooo:rsid="00167e40" officeooo:paragraph-rsid="00167e40"/>
    </style:style>
    <style:style style:name="P15" style:family="paragraph" style:parent-style-name="Table_20_Contents">
      <style:text-properties officeooo:rsid="00035e32" officeooo:paragraph-rsid="00035e32"/>
    </style:style>
    <style:style style:name="P16" style:family="paragraph" style:parent-style-name="Table_20_Contents">
      <style:text-properties officeooo:rsid="00035e32" officeooo:paragraph-rsid="000d4c2b"/>
    </style:style>
    <style:style style:name="P17" style:family="paragraph" style:parent-style-name="Table_20_Contents">
      <style:text-properties officeooo:rsid="00047c13" officeooo:paragraph-rsid="00047c13"/>
    </style:style>
    <style:style style:name="P18" style:family="paragraph" style:parent-style-name="Table_20_Contents">
      <style:text-properties fo:font-weight="bold" officeooo:rsid="00035e32" officeooo:paragraph-rsid="00035e32" style:font-weight-asian="bold" style:font-weight-complex="bold"/>
    </style:style>
    <style:style style:name="P19" style:family="paragraph" style:parent-style-name="Table_20_Contents">
      <style:text-properties fo:font-weight="bold" officeooo:rsid="00062165" officeooo:paragraph-rsid="0006216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cb81e" officeooo:paragraph-rsid="000cb81e" style:font-weight-asian="bold" style:font-weight-complex="bold"/>
    </style:style>
    <style:style style:name="P21" style:family="paragraph" style:parent-style-name="Table_20_Contents">
      <style:text-properties fo:font-weight="bold" officeooo:rsid="000cb81e" officeooo:paragraph-rsid="000cb81e" style:font-weight-asian="bold" style:font-weight-complex="bold"/>
    </style:style>
    <style:style style:name="P22" style:family="paragraph" style:parent-style-name="Table_20_Contents">
      <style:text-properties officeooo:rsid="00062165" officeooo:paragraph-rsid="00062165"/>
    </style:style>
    <style:style style:name="P23" style:family="paragraph" style:parent-style-name="Table_20_Contents">
      <style:text-properties officeooo:rsid="00062165" officeooo:paragraph-rsid="000d4c2b"/>
    </style:style>
    <style:style style:name="P2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35e32" officeooo:paragraph-rsid="00035e3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242a" officeooo:paragraph-rsid="0007242a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text-underline-style="none" fo:font-weight="bold" officeooo:rsid="00087287" officeooo:paragraph-rsid="00087287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text-underline-style="none" fo:font-weight="bold" officeooo:rsid="0009da9d" officeooo:paragraph-rsid="0009da9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text-underline-style="none" fo:font-weight="normal" officeooo:rsid="00087287" officeooo:paragraph-rsid="00087287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text-underline-style="none" fo:font-weight="normal" officeooo:rsid="0009da9d" officeooo:paragraph-rsid="0009da9d" style:font-weight-asian="normal" style:font-weight-complex="normal"/>
    </style:style>
    <style:style style:name="P30" style:family="paragraph" style:parent-style-name="Table_20_Contents">
      <style:text-properties officeooo:rsid="0007242a" officeooo:paragraph-rsid="0007242a"/>
    </style:style>
    <style:style style:name="P31" style:family="paragraph" style:parent-style-name="Table_20_Contents">
      <style:text-properties officeooo:rsid="000cb81e" officeooo:paragraph-rsid="000cb81e"/>
    </style:style>
    <style:style style:name="P32" style:family="paragraph" style:parent-style-name="Table_20_Contents">
      <style:text-properties officeooo:rsid="000d4c2b" officeooo:paragraph-rsid="000d4c2b"/>
    </style:style>
    <style:style style:name="P33" style:family="paragraph" style:parent-style-name="Table_20_Contents">
      <style:text-properties officeooo:rsid="000eb7df" officeooo:paragraph-rsid="000eb7df"/>
    </style:style>
    <style:style style:name="P34" style:family="paragraph" style:parent-style-name="Table_20_Contents">
      <style:text-properties officeooo:rsid="00125a2a" officeooo:paragraph-rsid="00125a2a"/>
    </style:style>
    <style:style style:name="P35" style:family="paragraph" style:parent-style-name="Table_20_Contents">
      <style:text-properties officeooo:rsid="00132469" officeooo:paragraph-rsid="00132469"/>
    </style:style>
    <style:style style:name="P36" style:family="paragraph" style:parent-style-name="Table_20_Contents">
      <style:text-properties officeooo:rsid="0014edaf" officeooo:paragraph-rsid="0014edaf"/>
    </style:style>
    <style:style style:name="P37" style:family="paragraph" style:parent-style-name="Table_20_Contents">
      <style:text-properties officeooo:rsid="0016c9c0" officeooo:paragraph-rsid="0016c9c0"/>
    </style:style>
    <style:style style:name="T1" style:family="text">
      <style:text-properties officeooo:rsid="0002d857"/>
    </style:style>
    <style:style style:name="T2" style:family="text">
      <style:text-properties officeooo:rsid="00035e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87287"/>
    </style:style>
    <style:style style:name="T6" style:family="text">
      <style:text-properties officeooo:rsid="0009da9d"/>
    </style:style>
    <style:style style:name="T7" style:family="text">
      <style:text-properties officeooo:rsid="000d4c2b"/>
    </style:style>
    <style:style style:name="T8" style:family="text">
      <style:text-properties officeooo:rsid="0010983e"/>
    </style:style>
    <style:style style:name="T9" style:family="text">
      <style:text-properties officeooo:rsid="00125a2a"/>
    </style:style>
    <style:style style:name="T10" style:family="text">
      <style:text-properties officeooo:rsid="0014edaf"/>
    </style:style>
    <style:style style:name="T11" style:family="text">
      <style:text-properties officeooo:rsid="001663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</text:p>
      <text:p text:style-name="P1">LE BERRE</text:p>
      <text:p text:style-name="P1">L3-INFO-1</text:p>
      <text:p text:style-name="P1"/>
      <text:p text:style-name="P2">UE INF-1502</text:p>
      <text:p text:style-name="P2">TD n°8</text:p>
      <text:p text:style-name="P2"/>
      <text:p text:style-name="P3"><text:span text:style-name="T3">Traffic ICMP :</text:span></text:p>
      <text:p text:style-name="P8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4">1 : <text:span text:style-name="T5">Exemple ICMP</text:span></text:p>
            <text:p text:style-name="P19">ETHERNET :</text:p>
            <text:p text:style-name="P4">Adresse source :</text:p>
            <text:p text:style-name="P4"><text:tab/>-MAC : A4:BA:DB:FE:B2:4B</text:p>
            <text:p text:style-name="P4"><text:tab/>-IP : 172.17.96.5</text:p>
            <text:p text:style-name="P4">Adresse destination :</text:p>
            <text:p text:style-name="P4"><text:tab/>-MAC : 00:1C:23:18:4D:8D</text:p>
            <text:p text:style-name="P4"><text:tab/>-IP : 172.17.96.34</text:p>
            <text:p text:style-name="P10"><text:span text:style-name="T4">Type : </text:span><text:span text:style-name="T2">IP (800)</text:span></text:p>
            <text:p text:style-name="P15"/>
            <text:p text:style-name="P22"><text:span text:style-name="T3">IP :</text:span></text:p>
            <text:p text:style-name="P15">TTL : 64</text:p>
            <text:p text:style-name="P15">Falgs : DF</text:p>
            <text:p text:style-name="P15">Length : 84</text:p>
            <text:p text:style-name="P22">Src : <text:span text:style-name="T1">172.17.96.5</text:span></text:p>
            <text:p text:style-name="P22">Dest : <text:span text:style-name="T1">172.17.96.34</text:span></text:p>
            <text:p text:style-name="P22"/>
            <text:p text:style-name="P18">ICMP :</text:p>
            <text:p text:style-name="P17">Type : requête</text:p>
            <text:p text:style-name="P17">CheckSum : 9693 correct</text:p>
            <text:p text:style-name="P30">Donnée : [0...48]</text:p>
          </table:table-cell>
          <table:table-cell table:style-name="Tableau1.A1" office:value-type="string">
            <text:p text:style-name="P25">7 : <text:span text:style-name="T5">Exemple ARP</text:span></text:p>
            <text:p text:style-name="P26">ETHERNET :</text:p>
            <text:p text:style-name="P28">Source : @MAC(<text:span text:style-name="T1">A4:BA:</text:span><text:a xlink:type="simple" xlink:href="db:FE:B2:4B" text:style-name="Internet_20_link" text:visited-style-name="Visited_20_Internet_20_Link"><text:span text:style-name="T1">DB:FE:B2:4B</text:span></text:a>)</text:p>
            <text:p text:style-name="P28">Destination : @MAC(<text:span text:style-name="T1">00:1C:23:18:4D:8D</text:span>)</text:p>
            <text:p text:style-name="P28">Type: ARP(806)</text:p>
            <text:p text:style-name="P28"/>
            <text:p text:style-name="P27">ARP :</text:p>
            <text:p text:style-name="P29">Type : requête</text:p>
            <text:p text:style-name="P5">Adresse source :</text:p>
            <text:p text:style-name="P5"><text:tab/>-MAC : A4:BA:DB:FE:B2:4B</text:p>
            <text:p text:style-name="P5"><text:tab/>-IP : 172.17.96.5</text:p>
            <text:p text:style-name="P5">Adresse destination :</text:p>
            <text:p text:style-name="P5"><text:tab/>-MAC : 00:<text:span text:style-name="T6">00</text:span>:<text:span text:style-name="T6">0000</text:span>:<text:span text:style-name="T6">00</text:span>:<text:span text:style-name="T6">00</text:span></text:p>
            <text:p text:style-name="P11"><text:tab/>-IP : 172.17.96.34</text:p>
            <text:p text:style-name="P29"/>
          </table:table-cell>
        </table:table-row>
      </table:table>
      <text:p text:style-name="P9"/>
      <text:p text:style-name="P6">Traffic DNS :</text:p>
      <text:p text:style-name="P1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0"><text:span text:style-name="T8">3</text:span> : DNS</text:p>
            <text:p text:style-name="P21">ETHERNET :</text:p>
            <text:p text:style-name="P32">Destination : @MAC(08:00:20:72:5b:d2)</text:p>
            <text:p text:style-name="P32">Sources : @MAC(00:b0:d0:11:28:4f)</text:p>
            <text:p text:style-name="P32">Type : IP(800)</text:p>
            <text:p text:style-name="P32"/>
            <text:p text:style-name="P31"><text:span text:style-name="T3">IP :</text:span></text:p>
            <text:p text:style-name="P16">TTL : 64</text:p>
            <text:p text:style-name="P16">Falgs : <text:span text:style-name="T7">00</text:span></text:p>
            <text:p text:style-name="P16">Length : <text:span text:style-name="T7">71</text:span></text:p>
            <text:p text:style-name="P23">Src : <text:span text:style-name="T1">195.83.160.96</text:span></text:p>
            <text:p text:style-name="P23">Dest : <text:span text:style-name="T7">195.83.160.4</text:span></text:p>
            <text:p text:style-name="P32">Protocole : UDP<text:span text:style-name="T8">(17)</text:span></text:p>
            <text:p text:style-name="P23"/>
            <text:p text:style-name="P21">UDP :</text:p>
            <text:p text:style-name="P32">Port Sources : 1025</text:p>
            <text:p text:style-name="P32">Port Destination : 53</text:p>
            <text:p text:style-name="P33">Length : 51</text:p>
            <text:p text:style-name="P21"><text:soft-page-break/>DNS :</text:p>
            <text:p text:style-name="P33">Flags : 0x<text:span text:style-name="T9">0</text:span>100 Faire récursivement</text:p>
            <text:p text:style-name="P34">Requetes : </text:p>
            <text:p text:style-name="P34"><text:s text:c="8"/>Nom : <text:a xlink:type="simple" xlink:href="http://www.univ-ubs.fr/" text:style-name="Internet_20_link" text:visited-style-name="Visited_20_Internet_20_Link">www.univ-ubs.fr</text:a></text:p>
            <text:p text:style-name="P34"><text:s text:c="8"/>Type : A (host addresse)</text:p>
            <text:p text:style-name="P34"><text:s text:c="8"/>Class : IN (0x0001) </text:p>
          </table:table-cell>
        </table:table-row>
      </table:table>
      <text:p text:style-name="P12"/>
      <text:p text:style-name="P7">Traffic TE<text:span text:style-name="T11">LNET</text:span>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6">Machine A : @IP(172.17.96.5) , @MAC(A4:BA:<text:a xlink:type="simple" xlink:href="db:FE:B2:4B" text:style-name="Internet_20_link" text:visited-style-name="Visited_20_Internet_20_Link">DB:FE:B2:4B</text:a>)</text:p>
            <text:p text:style-name="P36">Machine B : @IP(172.17.96.34) , @MAC(00:1C:23:18:4D:8D)</text:p>
            <text:p text:style-name="P35"/>
            <text:p text:style-name="P35">Requête ARP <text:span text:style-name="T10">de A vers B</text:span></text:p>
            <text:p text:style-name="P35">Réponse ARP<text:span text:style-name="T10">de B vers A</text:span></text:p>
            <text:p text:style-name="P35">Ouverture TCP <text:span text:style-name="T10">coté A</text:span></text:p>
            <text:p text:style-name="P36">Ouverture TCP coté B</text:p>
            <text:p text:style-name="P36">Echange de donnée entre A et B</text:p>
            <text:p text:style-name="P36">Réinitialisation de la session demande de A</text:p>
            <text:p text:style-name="P36">B ne confirme pas</text:p>
            <text:p text:style-name="P36">Réinitialisation de la session demande de A</text:p>
            <text:p text:style-name="P36">B ne confirme pas</text:p>
            <text:p text:style-name="P36">Réinitialisation de la session demande de A</text:p>
            <text:p text:style-name="P36">B confirme</text:p>
            <text:p text:style-name="P36">Echange de donnée entre A et B</text:p>
            <text:p text:style-name="P36">Fermeture de session demande de B</text:p>
            <text:p text:style-name="P36">Fermeture de session réponse de A</text:p>
          </table:table-cell>
        </table:table-row>
      </table:table>
      <text:p text:style-name="P13"/>
      <text:p text:style-name="P14">Traffic SSH 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7">ETHERNET :</text:p>
            <text:p text:style-name="P37"/>
            <text:p text:style-name="P37">IP :</text:p>
            <text:p text:style-name="P37"/>
            <text:p text:style-name="P37">TCP :</text:p>
            <text:p text:style-name="P37"/>
            <text:p text:style-name="P37"/>
          </table:table-cell>
        </table:table-row>
      </table:table>
      <text:p text:style-name="P14"/>
      <text:p text:style-name="P14"/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10:36.370487631</meta:creation-date>
    <dc:date>2018-12-03T15:55:30.147926651</dc:date>
    <meta:editing-duration>PT54M4S</meta:editing-duration>
    <meta:editing-cycles>16</meta:editing-cycles>
    <meta:generator>LibreOffice/5.3.6.1$Linux_X86_64 LibreOffice_project/30$Build-1</meta:generator>
    <meta:document-statistic meta:table-count="4" meta:image-count="0" meta:object-count="0" meta:page-count="2" meta:paragraph-count="82" meta:word-count="276" meta:character-count="1539" meta:non-whitespace-character-count="1310"/>
  </office:meta>
</office:document-meta>
</file>